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4"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6" style:family="paragraph" style:parent-style-name="Text_20_body" style:list-style-name="L4"/>
    <style:style style:name="P17" style:family="paragraph" style:parent-style-name="Text_20_body">
      <style:paragraph-properties fo:line-height="100%"/>
      <style:text-properties style:font-name="Courier New" fo:font-size="8pt" style:font-size-asian="8pt" style:font-size-complex="8pt"/>
    </style:style>
    <style:style style:name="P18" style:family="paragraph" style:parent-style-name="Text_20_body">
      <style:paragraph-properties fo:line-height="100%"/>
    </style:style>
    <style:style style:name="P19" style:family="paragraph" style:parent-style-name="Text_20_body" style:list-style-name="L5"/>
    <style:style style:name="P20" style:family="paragraph" style:parent-style-name="Text_20_body">
      <style:text-properties fo:font-weight="normal" style:font-weight-asian="normal" style:font-weight-complex="normal"/>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5" style:family="text">
      <style:text-properties style:use-window-font-color="true" style:font-name="Courier New" fo:font-size="10pt" fo:font-weight="bold" style:font-size-asian="10pt" style:font-weight-asian="bold" style:font-size-complex="10pt" style:font-weight-complex="bold"/>
    </style:style>
    <style:style style:name="T6" style:family="text">
      <style:text-properties style:use-window-font-color="true" style:font-name="Courier New" fo:font-size="10pt" fo:font-weight="normal" style:font-size-asian="10pt" style:font-weight-asian="normal" style:font-size-complex="10pt" style:font-weight-complex="normal"/>
    </style:style>
    <style:style style:name="T7" style:family="text">
      <style:text-properties style:use-window-font-color="true" style:font-name="Nimbus Roman No9 L" fo:font-size="12pt" fo:font-weight="normal" style:font-size-asian="12pt" style:font-weight-asian="normal" style:font-size-complex="12pt" style:font-weight-complex="normal"/>
    </style:style>
    <style:style style:name="T8" style:family="text">
      <style:text-properties style:use-window-font-color="true" style:font-name="Courier New"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80" fo:font-weight="bold" style:font-weight-asian="bold" style:font-weight-complex="bold"/>
    </style:style>
    <style:style style:name="T11"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4.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Ympäristö<text:tab/>2</text:p>
          <text:p text:style-name="P9">3.2 Tietokanta<text:tab/>2</text:p>
          <text:p text:style-name="P9">3.3 Asennus Tomcat -palvelimelle<text:tab/>2</text:p>
          <text:p text:style-name="P8">4. Ylläpito<text:tab/>4</text:p>
          <text:p text:style-name="P9">4.1 Lokin kirjoitus<text:tab/>4</text:p>
          <text:p text:style-name="P9">4.2 Vikatilanteet<text:tab/>4</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5</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
      <text:h text:style-name="P11" text:outline-level="1">3. Asennus ja asetusten määrittäminen</text:h>
      <text:h text:style-name="Heading_20_2" text:outline-level="2">3.1 Ympäristö</text:h>
      <text:p text:style-name="Text_20_body"><text:span text:style-name="T2">Tuontantoympäristö</text:span> sijaitsee sysdb.cs.helsinki.fi -palvelimella. Tomcat -palvelin sijaitsee /home/tkt_koha -hakemistossa. Ympäristössä käytetään Javan versoita 1.5 ja Tomcatin versiota 5.5.7. Huom! JSP-sivujen kääntäminen Tomcatissä tapahtuu Javan versiolla 1.4.</text:p>
      <text:p text:style-name="Text_20_body"><text:span text:style-name="T2">Testiympäristö</text:span> sijaitsee db.cs.helsinki.fi -palvelimella. Tomcat -palvelin sijaitsee /home/tkt_koha -hakemistossa. Ympäristössä käytetään Javan versoita 1.5 ja Tomcatin versiota <text:span text:style-name="T3">4.1.18</text:span>. Huom! JSP-sivujen kääntäminen Tomcatissä tapahtuu Javan versiolla 1.4.</text:p>
      <text:p text:style-name="Text_20_body">Molemmissa ympäristöissä on käytetään samaa tietokantaa eli <text:span text:style-name="T3">testiympärisön omaa tietokantaa ei ole olemassa</text:span>.</text:p>
      <text:p text:style-name="Text_20_body"/>
      <text:h text:style-name="Heading_20_2" text:outline-level="2">3.2 Tietokanta</text:h>
      <text:list text:style-name="L2">
        <text:list-item>
          <text:p text:style-name="P12">Tietokantana on Oracle 10, joka löytyy osoitteesta <text:s/><text:a xlink:type="simple" xlink:href="mailto:kohahdus/b1tt1@bodbacka.cs.helsinki.fi"><text:span text:style-name="T4">bodbacka.cs.helsinki.fi</text:span></text:a><text:span text:style-name="T5">:test</text:span><text:span text:style-name="T6"> </text:span><text:span text:style-name="T7">käyttäjätunnus ja salasana ovat </text:span><text:a xlink:type="simple" xlink:href="mailto:kohahdus/b1tt1@bodbacka.cs.helsinki.fi"><text:span text:style-name="T4">kohahdus/</text:span></text:a><text:a xlink:type="simple" xlink:href="mailto:kohahdus/b1tt1@bodbacka.cs.helsinki.fi"><text:span text:style-name="T8">SALASANA</text:span></text:a></text:p>
        </text:list-item>
        <text:list-item>
          <text:p text:style-name="P12"><text:a xlink:type="simple" xlink:href="mailto:kohahdus/b1tt1@bodbacka.cs.helsinki.fi"><text:span text:style-name="T9">Salasana löytyy järjestelmän asennus CD:ltä.</text:span></text:a></text:p>
        </text:list-item>
        <text:list-item>
          <text:p text:style-name="P13">Titokannan luontiin käytetyt SQL-scriptit löytyvät tiedostosta eassari.sql</text:p>
        </text:list-item>
        <text:list-item>
          <text:p text:style-name="P13">Jos kanta on tyhjänä, niin ensin täytyy luoda oletustehtävät, jotta voitaisiin luoda uusia tehtäviä. </text:p>
        </text:list-item>
      </text:list>
      <text:list text:style-name="L3">
        <text:list-item>
          <text:list>
            <text:list-item>
              <text:p text:style-name="P14">Siirry hakemistoon: .../tomcat/webapps/titotrainer/WEB-INF/classes/</text:p>
            </text:list-item>
            <text:list-item>
              <text:p text:style-name="P14">Luo oletustehtävät ajamalla komento: </text:p>
              <text:p text:style-name="P15">java fi.helsinki.cs.kohahdus.criteria.TaskMaker jdbc:oracle:thin:kohahdus/b1tt1@bodbacka.cs.helsinki.fi:1521:test kohahdus b1tt1</text:p>
            </text:list-item>
          </text:list>
        </text:list-item>
      </text:list>
      <text:list text:style-name="L2">
        <text:list-item text:start-value="1">
          <text:p text:style-name="P13">Lisäksi ensimmäinen käyttäjä luodaan kannan luonnin yhteydessä. Käyttäjän käyttäjätunnus on admin ja salasana on admin. Salasana täytyy muuttaa heti. (Huom. Käytetty hetu on generoitu)</text:p>
          <text:p text:style-name="P13"/>
        </text:list-item>
      </text:list>
      <text:h text:style-name="Heading_20_2" text:outline-level="2">3.3 Asennus Tomcat -palvelimelle</text:h>
      <text:p text:style-name="Text_20_body">Järjestelmä voidaan asentaa seuraavia ohjeita noudattaen.</text:p>
      <text:list text:style-name="L4">
        <text:list-item>
          <text:p text:style-name="P16">Asennetaan Java 1.5.</text:p>
        </text:list-item>
        <text:list-item>
          <text:p text:style-name="P16">Asennetaan Tomcat 4.x -palvelin.</text:p>
        </text:list-item>
        <text:list-item>
          <text:p text:style-name="P16">Luodaan palvelimelle uusi TitoTrainer -konteksti:</text:p>
          <text:list>
            <text:list-item>
              <text:p text:style-name="P16">Puretaan titotrainer.jar paketti hakemistoon .../tomcat/webapps/</text:p>
            </text:list-item>
            <text:list-item>
              <text:p text:style-name="P16">Lisätään .../tomcat/conf/server.xml tiedostoon seuraava rivi (uusi konteksti):</text:p>
              <text:list>
                <text:list-header>
                  <text:p text:style-name="P16">&lt;Context path="/titotrainer" docBase="titotrainer" debug="0" reloadable="false" /&gt;</text:p>
                </text:list-header>
              </text:list>
            </text:list-item>
          </text:list>
        </text:list-item>
        <text:list-item>
          <text:p text:style-name="P16">Tarkistetaan .../tomcat/webapps/titotrainer/WEB-INF/web.xml tiedostosta, että järjestelmän asetukset ovat kohdallaan. (<text:a xlink:type="simple" xlink:href="mailto:kohahdus/b1tt1@bodbacka.cs.helsinki.fi"><text:span text:style-name="T9">Salasana löytyy järjestelmän asennus CD:ltä)</text:span></text:a>Alla on listaus oletusasetuksista:</text:p>
        </text:list-item>
      </text:list>
      <text:p text:style-name="P17"/>
      <text:p text:style-name="P17"><text:s text:c="8"/>&lt;filter&gt;</text:p>
      <text:p text:style-name="P17"><text:s text:c="8"/>&lt;filter-name&gt;TitoInitializer&lt;/filter-name&gt;</text:p>
      <text:p text:style-name="P17"><text:s text:c="8"/>&lt;filter-class&gt;fi.helsinki.cs.kohahdus.TitoInitializer&lt;/filter-class&gt;</text:p>
      <text:p text:style-name="P17"><text:s text:c="16"/>&lt;init-param&gt;</text:p>
      <text:p text:style-name="P17"><text:s text:c="24"/>&lt;param-name&gt;context-name&lt;/param-name&gt;</text:p>
      <text:p text:style-name="P17"><text:s text:c="24"/>&lt;param-value&gt;titotrainer&lt;/param-value&gt;</text:p>
      <text:p text:style-name="P17"><text:s text:c="16"/>&lt;/init-param&gt;</text:p>
      <text:p text:style-name="P17"><text:s text:c="16"/>&lt;init-param&gt;</text:p>
      <text:p text:style-name="P17"><text:s text:c="24"/>&lt;param-name&gt;context-path&lt;/param-name&gt;</text:p>
      <text:p text:style-name="P17"><text:s text:c="24"/>&lt;param-value&gt;/home/tkt_koha/tomcat/webapps/<text:span text:style-name="T10">titotrainer</text:span>/&lt;/param-value&gt;</text:p>
      <text:p text:style-name="P17"><text:s text:c="16"/>&lt;/init-param&gt;</text:p>
      <text:p text:style-name="P17"><text:s text:c="16"/>&lt;init-param&gt;</text:p>
      <text:p text:style-name="P17"><text:s text:c="24"/>&lt;param-name&gt;language-properties&lt;/param-name&gt;</text:p>
      <text:p text:style-name="P17"><text:s text:c="24"/>&lt;param-value&gt;WEB-INF/xml/properties.xml&lt;/param-value&gt;</text:p>
      <text:p text:style-name="P17"><text:s text:c="16"/>&lt;/init-param&gt;</text:p>
      <text:p text:style-name="P17"><text:s text:c="16"/>&lt;init-param&gt;</text:p>
      <text:p text:style-name="P17"><text:s text:c="24"/>&lt;param-name&gt;db-string&lt;/param-name&gt;</text:p>
      <text:p text:style-name="P17"><text:s text:c="24"/>&lt;param-value&gt;jdbc:oracle:thin:<text:span text:style-name="T10">kohahdus/SALASANA@bodbacka.cs.helsinki.fi</text:span>:1521:<text:span text:style-name="T10">test</text:span>&lt;/param-value&gt;</text:p>
      <text:p text:style-name="P17"><text:s text:c="16"/>&lt;/init-param&gt;</text:p>
      <text:p text:style-name="P17"><text:s text:c="16"/>&lt;init-param&gt;</text:p>
      <text:p text:style-name="P17"><text:s text:c="24"/>&lt;param-name&gt;db-username&lt;/param-name&gt;</text:p>
      <text:p text:style-name="P17"><text:s text:c="24"/>&lt;param-value&gt;<text:span text:style-name="T10">kohahdus</text:span>&lt;/param-value&gt;</text:p>
      <text:p text:style-name="P17"><text:s text:c="16"/>&lt;/init-param&gt;</text:p>
      <text:p text:style-name="P17"><text:s text:c="16"/>&lt;init-param&gt;</text:p>
      <text:p text:style-name="P17"><text:s text:c="24"/>&lt;param-name&gt;db-password&lt;/param-name&gt;</text:p>
      <text:p text:style-name="P17"><text:s text:c="24"/>&lt;param-value&gt;<text:span text:style-name="T10">SALASANA</text:span>&lt;/param-value&gt;</text:p>
      <text:p text:style-name="P17"><text:s text:c="16"/>&lt;/init-param&gt;</text:p>
      <text:p text:style-name="P17"><text:s text:c="16"/>&lt;init-param&gt;</text:p>
      <text:p text:style-name="P17"><text:s text:c="24"/>&lt;param-name&gt;smtp-server&lt;/param-name&gt;</text:p>
      <text:p text:style-name="P17"><text:s text:c="24"/>&lt;param-value&gt;localhost&lt;/param-value&gt;</text:p>
      <text:p text:style-name="P17"><text:s text:c="16"/>&lt;/init-param&gt;</text:p>
      <text:p text:style-name="P17"><text:s text:c="16"/>&lt;init-param&gt;</text:p>
      <text:p text:style-name="P17"><text:s text:c="24"/>&lt;param-name&gt;smtp-port&lt;/param-name&gt;</text:p>
      <text:p text:style-name="P17"><text:s text:c="24"/>&lt;param-value&gt;25&lt;/param-value&gt;</text:p>
      <text:p text:style-name="P17"><text:s text:c="16"/>&lt;/init-param&gt;</text:p>
      <text:p text:style-name="P17"><text:s text:c="4"/>&lt;/filter&gt;</text:p>
      <text:p text:style-name="P18"/>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19">stop-tomcat</text:p>
        </text:list-item>
        <text:list-item>
          <text:p text:style-name="P19">start-tomcat</text:p>
        </text:list-item>
      </text:list>
      <text:p text:style-name="Text_20_body"/>
      <text:h text:style-name="Heading_20_2" text:outline-level="2">4.3 Monikielisyys ja webbisivujen tekstien muuttaminen</text:h>
      <text:p text:style-name="P20">Järjestelmän monikielisyyden toteutus on kuvattu suunnitteludokumentissa luvussa 6 Monikielisyys. Jos JSP-sivujen tekstejä halutaan muuttaa, niin tulee ensin etsiä ks. JSP-sivulta seuraavanlainen rivi:</text:p>
      <text:p text:style-name="P21">ResourceBundle menu = LanguageManager.getTextResource(lang , "sivun_avain");</text:p>
      <text:p text:style-name="P20"/>
      <text:p text:style-name="P20">.../tomcat/webapps/titotrainer/WEB-INF/xml/properties.xml tiedostosta löytyy “sivun_avaimella” tiedosto, jossa on listattuna xml-muodossa ks. sivun tekstit.</text:p>
      <text:p text:style-name="P20">Tekstien muuttamisen jälkeen tulee Tomcat -palvelin uudelleenkäynnistää ajamalla scriptit:</text:p>
      <text:list text:style-name="L6">
        <text:list-item>
          <text:p text:style-name="P22">stop-tomcat</text:p>
        </text:list-item>
        <text:list-item>
          <text:p text:style-name="P22">start-tomcat</text:p>
        </text:list-item>
      </text:list>
      <text:p text:style-name="P20"/>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3">:extssh:your_username@melkki.cs.helsinki.fi:/group/home/kohahdus/cvsroot</text:p>
      <text:p text:style-name="Text_20_body">Jos CVS:ää halutaan käyttää jatkokehityksessä, niin täytyy käyttäjä lisätä <text:span text:style-name="T11">kohahdus</text:span> <text:s/>-käyttäjäryhmään.</text:p>
      <text:p text:style-name="Text_20_body"/>
      <text:h text:style-name="Heading_20_2" text:outline-level="2">5.2 Ideoita jatkokehitykseen</text:h>
      <text:p text:style-name="P24">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4">Monikielisyyden tekstit tietokantaan</text:p>
      <text:p text:style-name="P20">Tällä hetkellä monikielisyyden toteuttamat tekstit ovat tiedostoissa. Tämä siksi, koska tekstien muuttamiselle ei ole olemassa erillistä käyttöliittymää. </text:p>
      <text:p text:style-name="P20">Tulevaisuudessa tekstit voitaisiin laittaa tietokantaan ja rakentaa käyttöliittymä tekstien muokkaamiselle. </text:p>
      <text:p text:style-name="P20">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0"/>
      <text:p text:style-name="P24">Dynaaminen tehtävätyyppi</text:p>
      <text:p text:style-name="P20">Asiakkaan jatkokehitystoiveissa mainitaan dynaaminen tehtävätyyppi. Dynaaminen tehtävätyyppi ei sinänsä ole uusi tehtävätyyppi kuten Ohjelmointitehtävä ja Fill-In tehtävä, vaan ainoastaan laajennus nykyisiin tyyppeihin. Dynaamisessa tehtävässä ohjelmalle arvotaan satunnainen näppäimistösyöte, kun nyt ohjelmalle annetaan kiinteästi määritellyt julkiset ja salaiset syötteet. </text:p>
      <text:p text:style-name="P20">Dynaamisen syötteen voisi toteuttaa answer_task.jsp sivulla siten, että aina kun tehtävä ladataan näytettäväksi, arvotaan näppäimistösyöte uusiksi. Tehtävänluontisivua ja ScreenOutputCriterion-luokkaa täytyy myös muuttaa, jotta ne hyväksyvät numeroiden lisäksi myös satunnaisen syötteen paramerit (esim määritellään syöte ”1, 5, RAND, RAND(1,100) , RAND, RAND(-5,5), 0”).</text:p>
      <text:p text:style-name="P20">Mikäli TitoTrainer joskus kirjoitetaan kokonaan uusiksi (esim. valmiiseen Moodle tai Eassari kehykseen), on syytä harkita erillisten salaisen ja julkisen syötteen korvaamista yhdellä satunnaisuuteen kykenevällä syötteellä. Tämä yksinkertaistaisi tehtävien tarkistuskriteerejä ja itse tarkistusprosessia, sekä olisi mahdollisesti helpompi opiskelijoiden ymmärtää.</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4T14:52:19</dc:date>
    <dc:language>fi-FI</dc:language>
    <meta:editing-cycles>103</meta:editing-cycles>
    <meta:editing-duration>P1DT3H19M59S</meta:editing-duration>
    <meta:user-defined meta:name="Info 1"/>
    <meta:user-defined meta:name="Info 2"/>
    <meta:user-defined meta:name="Info 3"/>
    <meta:user-defined meta:name="Info 4"/>
    <meta:document-statistic meta:table-count="0" meta:image-count="0" meta:object-count="0" meta:page-count="9" meta:paragraph-count="152" meta:word-count="1107" meta:character-count="10334"/>
  </office:meta>
</office:document-meta>
</file>